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marker-start="Triangle_20_unfilled" draw:marker-start-width="0.6cm" draw:fill="none" draw:textarea-vertical-align="middle"/>
    </style:style>
    <style:style style:name="gr4" style:family="graphic" style:parent-style-name="standard">
      <style:graphic-properties svg:stroke-color="#000000" draw:marker-start="Diamond_20_unfilled" draw:marker-start-width="0.4cm" draw:fill="solid" draw:fill-color="#000000" draw:textarea-vertical-align="middle"/>
    </style:style>
    <style:style style:name="gr5" style:family="graphic" style:parent-style-name="standard">
      <style:graphic-properties draw:stroke="dash" draw:stroke-dash="Fine_20_Dashed" svg:stroke-color="#000000" draw:marker-end="Triangle_20_unfilled" draw:marker-end-width="0.5cm" draw:textarea-vertical-align="middle"/>
    </style:style>
    <style:style style:name="gr6" style:family="graphic" style:parent-style-name="objectwithoutfill">
      <style:graphic-properties draw:stroke="dash" draw:stroke-dash="Ultra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75cm" fo:min-width="3.899cm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 fo:min-height="1.75cm" fo:min-width="3.899cm"/>
    </style:style>
    <style:style style:name="gr10" style:family="graphic" style:parent-style-name="standard">
      <style:graphic-properties svg:stroke-color="#000000" draw:marker-start="Diamond" draw:marker-start-width="0.4cm" draw:fill="solid" draw:fill-color="#000000" draw:textarea-vertical-align="middle"/>
    </style:style>
    <style:style style:name="gr11" style:family="graphic" style:parent-style-name="standard">
      <style:graphic-properties svg:stroke-color="#000000" draw:marker-start="Diamond" draw:textarea-vertical-align="middle"/>
    </style:style>
    <style:style style:name="gr12" style:family="graphic" style:parent-style-name="standard">
      <style:graphic-properties svg:stroke-color="#000000" draw:marker-start="Diamond" draw:marker-start-width="0.4cm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94bd5e"/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4.399cm" svg:height="2cm" svg:x="21.5cm" svg:y="10.2cm">
          <text:p text:style-name="P1"><text:span text:style-name="T1">Common</text:span></text:p>
          <text:p text:style-name="P1"><text:span text:style-name="T1">FpgaKern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399cm" svg:height="2cm" svg:x="21.5cm" svg:y="5.8cm">
          <text:p text:style-name="P1"><text:span text:style-name="T2">IFpgaKerne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3.699cm" svg:y1="7.8cm" svg:x2="23.699cm" svg:y2="10.2cm" draw:start-shape="id1" draw:start-glue-point="2" draw:end-shape="id2" draw:end-glue-point="0" svg:d="M23699 7800v2400" svg:viewBox="0 0 1 2401">
          <text:p/>
        </draw:connector>
        <draw:connector draw:style-name="gr4" draw:text-style-name="P5" draw:layer="layout" svg:x1="18cm" svg:y1="6.8cm" svg:x2="21.5cm" svg:y2="6.8cm" draw:start-shape="id3" draw:end-shape="id1" svg:d="M18000 6800h3500" svg:viewBox="0 0 3501 1">
          <text:p/>
        </draw:connector>
        <draw:custom-shape draw:style-name="gr1" draw:text-style-name="P2" xml:id="id5" draw:id="id5" draw:layer="layout" svg:width="4.399cm" svg:height="2cm" svg:x="1.999cm" svg:y="11.699cm">
          <text:p text:style-name="P1"><text:span text:style-name="T1">Common</text:span></text:p>
          <text:p text:style-name="P1"><text:span text:style-name="T1">Fpg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399cm" svg:height="2cm" svg:x="1.999cm" svg:y="1.999cm">
          <text:p text:style-name="P1"><text:span text:style-name="T2">IFpg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198cm" svg:y1="3.999cm" svg:x2="4.198cm" svg:y2="11.699cm" draw:start-shape="id4" draw:start-glue-point="2" draw:end-shape="id5" draw:end-glue-point="0" svg:d="M4198 3999v7700" svg:viewBox="0 0 1 7701">
          <text:p/>
        </draw:connector>
        <draw:custom-shape draw:style-name="gr2" draw:text-style-name="P3" xml:id="id6" draw:id="id6" draw:layer="layout" svg:width="4.399cm" svg:height="2cm" svg:x="7.4cm" svg:y="2cm">
          <text:p text:style-name="P1"><text:span text:style-name="T2">IFpgaAntennaRe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399cm" svg:height="2cm" svg:x="13.601cm" svg:y="2cm">
          <text:p text:style-name="P1"><text:span text:style-name="T2">IFpgaSystemRe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99cm" svg:height="2cm" svg:x="7.4cm" svg:y="5.799cm">
          <text:p text:style-name="P1"><text:span text:style-name="T1">CommonFpga</text:span></text:p>
          <text:p text:style-name="P1"><text:span text:style-name="T1">AntennaReg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599cm" svg:y1="4cm" svg:x2="9.599cm" svg:y2="5.799cm" draw:start-shape="id6" draw:end-shape="id7" draw:end-glue-point="0" svg:d="M9599 4000v1799" svg:viewBox="0 0 1 1800">
          <text:p/>
        </draw:connector>
        <draw:custom-shape draw:style-name="gr1" draw:text-style-name="P2" xml:id="id3" draw:id="id3" draw:layer="layout" svg:width="4.399cm" svg:height="2cm" svg:x="13.601cm" svg:y="5.8cm">
          <text:p text:style-name="P1"><text:span text:style-name="T1">CommonFpga</text:span></text:p>
          <text:p text:style-name="P1"><text:span text:style-name="T1">SystemReg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8cm" svg:y1="4cm" svg:x2="15.8cm" svg:y2="5.8cm" draw:start-shape="id8" draw:start-glue-point="2" draw:end-shape="id3" draw:end-glue-point="0" svg:d="M15800 4000v1800" svg:viewBox="0 0 1 1801">
          <text:p/>
        </draw:connector>
        <draw:connector draw:style-name="gr5" draw:text-style-name="P1" draw:layer="layout" svg:x1="4.198cm" svg:y1="11.699cm" svg:x2="9.599cm" svg:y2="7.799cm" draw:start-shape="id5" draw:start-glue-point="0" draw:end-shape="id7" svg:d="M4198 11699v-1950h5401v-1950" svg:viewBox="0 0 5402 3901">
          <text:p/>
        </draw:connector>
        <draw:connector draw:style-name="gr5" draw:text-style-name="P1" draw:layer="layout" svg:x1="4.198cm" svg:y1="11.699cm" svg:x2="15.8cm" svg:y2="7.8cm" draw:start-shape="id5" draw:start-glue-point="0" draw:end-shape="id3" draw:end-glue-point="2" svg:d="M4198 11699v-1949h11602v-1950" svg:viewBox="0 0 11603 3900">
          <text:p/>
        </draw:connector>
        <draw:line draw:style-name="gr6" draw:text-style-name="P4" draw:layer="layout" svg:x1="12.2cm" svg:y1="3.2cm" svg:x2="13.2cm" svg:y2="3.2cm">
          <text:p/>
        </draw:line>
        <draw:line draw:style-name="gr6" draw:text-style-name="P4" draw:layer="layout" svg:x1="12.2cm" svg:y1="6.8cm" svg:x2="13.2cm" svg:y2="6.8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2" xml:id="id10" draw:id="id10" draw:layer="layout" svg:width="4.399cm" svg:height="2cm" svg:x="21.5cm" svg:y="10.2cm">
          <text:p text:style-name="P1"><text:span text:style-name="T1">Common</text:span></text:p>
          <text:p text:style-name="P1"><text:span text:style-name="T1">Fpga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4.399cm" svg:height="2cm" svg:x="21.5cm" svg:y="5.8cm">
          <text:p text:style-name="P1"><text:span text:style-name="T2">IFpgaKerne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3.699cm" svg:y1="7.8cm" svg:x2="23.699cm" svg:y2="10.2cm" draw:start-shape="id9" draw:start-glue-point="2" draw:end-shape="id10" draw:end-glue-point="0" svg:d="M23699 7800v2400" svg:viewBox="0 0 1 2401">
          <text:p/>
        </draw:connector>
        <draw:connector draw:style-name="gr10" draw:text-style-name="P5" draw:layer="layout" svg:x1="18cm" svg:y1="6.8cm" svg:x2="21.5cm" svg:y2="6.8cm" draw:start-shape="id11" draw:end-shape="id9" svg:d="M18000 6800h3500" svg:viewBox="0 0 3501 1">
          <text:p/>
        </draw:connector>
        <draw:custom-shape draw:style-name="gr8" draw:text-style-name="P2" xml:id="id13" draw:id="id13" draw:layer="layout" svg:width="4.399cm" svg:height="2cm" svg:x="1.999cm" svg:y="11.699cm">
          <text:p text:style-name="P1"><text:span text:style-name="T1">FpgaMg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2" draw:id="id12" draw:layer="layout" svg:width="4.399cm" svg:height="2cm" svg:x="1.999cm" svg:y="1.999cm">
          <text:p text:style-name="P1"><text:span text:style-name="T2">IFpgaMg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198cm" svg:y1="3.999cm" svg:x2="4.198cm" svg:y2="11.699cm" draw:start-shape="id12" draw:start-glue-point="2" draw:end-shape="id13" draw:end-glue-point="0" svg:d="M4198 3999v7700" svg:viewBox="0 0 1 7701">
          <text:p/>
        </draw:connector>
        <draw:custom-shape draw:style-name="gr9" draw:text-style-name="P3" xml:id="id14" draw:id="id14" draw:layer="layout" svg:width="4.399cm" svg:height="2cm" svg:x="7.4cm" svg:y="2cm">
          <text:p text:style-name="P1"><text:span text:style-name="T2">IFpgaAntennaRe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6" draw:id="id16" draw:layer="layout" svg:width="4.399cm" svg:height="2cm" svg:x="13.601cm" svg:y="2cm">
          <text:p text:style-name="P1"><text:span text:style-name="T2">IFpgaSystemReg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5" draw:id="id15" draw:layer="layout" svg:width="4.399cm" svg:height="2cm" svg:x="7.4cm" svg:y="5.799cm">
          <text:p text:style-name="P1"><text:span text:style-name="T1">CommonFpga</text:span></text:p>
          <text:p text:style-name="P1"><text:span text:style-name="T1">AntennaReg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599cm" svg:y1="4cm" svg:x2="9.599cm" svg:y2="5.799cm" draw:start-shape="id14" draw:end-shape="id15" draw:end-glue-point="0" svg:d="M9599 4000v1799" svg:viewBox="0 0 1 1800">
          <text:p/>
        </draw:connector>
        <draw:custom-shape draw:style-name="gr8" draw:text-style-name="P2" xml:id="id11" draw:id="id11" draw:layer="layout" svg:width="4.399cm" svg:height="2cm" svg:x="13.601cm" svg:y="5.8cm">
          <text:p text:style-name="P1"><text:span text:style-name="T1">CommonFpga</text:span></text:p>
          <text:p text:style-name="P1"><text:span text:style-name="T1">SystemReg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8cm" svg:y1="4cm" svg:x2="15.8cm" svg:y2="5.8cm" draw:start-shape="id16" draw:start-glue-point="2" draw:end-shape="id11" draw:end-glue-point="0" svg:d="M15800 4000v1800" svg:viewBox="0 0 1 1801">
          <text:p/>
        </draw:connector>
        <draw:line draw:style-name="gr6" draw:text-style-name="P4" draw:layer="layout" svg:x1="12.2cm" svg:y1="3.2cm" svg:x2="13.2cm" svg:y2="3.2cm">
          <text:p/>
        </draw:line>
        <draw:line draw:style-name="gr6" draw:text-style-name="P4" draw:layer="layout" svg:x1="12.2cm" svg:y1="6.8cm" svg:x2="13.2cm" svg:y2="6.8cm">
          <text:p/>
        </draw:line>
        <draw:connector draw:style-name="gr11" draw:text-style-name="P1" draw:layer="layout" svg:x1="6.398cm" svg:y1="12.699cm" svg:x2="9.599cm" svg:y2="7.799cm" draw:start-shape="id13" draw:start-glue-point="1" draw:end-shape="id15" draw:end-glue-point="2" svg:d="M6398 12699h3201v-4900" svg:viewBox="0 0 3202 4901">
          <text:p/>
        </draw:connector>
        <draw:connector draw:style-name="gr12" draw:text-style-name="P1" draw:layer="layout" svg:x1="6.398cm" svg:y1="12.699cm" svg:x2="15.8cm" svg:y2="7.8cm" draw:start-shape="id13" draw:start-glue-point="1" draw:end-shape="id11" draw:end-glue-point="2" svg:d="M6398 12699h9402v-4899" svg:viewBox="0 0 9403 4900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3-11-01T08:00:15</meta:creation-date>
    <dc:date>2020-04-22T08:15:43.592447149</dc:date>
    <meta:editing-duration>PT2M59S</meta:editing-duration>
    <meta:editing-cycles>3</meta:editing-cycles>
    <meta:generator>LibreOffice/5.3.6.1$Linux_X86_64 LibreOffice_project/30$Build-1</meta:generator>
    <meta:document-statistic meta:object-count="59"/>
  </office:meta>
</office:document-meta>
</file>